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078b9"/>
    </style:style>
    <style:style style:name="P2" style:family="paragraph" style:parent-style-name="Standard">
      <style:text-properties officeooo:paragraph-rsid="00124303"/>
    </style:style>
    <style:style style:name="P3" style:family="paragraph" style:parent-style-name="Standard" style:list-style-name="L1">
      <style:text-properties fo:font-weight="bold" officeooo:paragraph-rsid="00124303" style:font-weight-asian="bold" style:font-weight-complex="bold"/>
    </style:style>
    <style:style style:name="P4" style:family="paragraph" style:parent-style-name="Standard" style:list-style-name="L1">
      <style:text-properties fo:font-weight="bold" officeooo:paragraph-rsid="0012e03d" style:font-weight-asian="bold" style:font-weight-complex="bold"/>
    </style:style>
    <style:style style:name="P5" style:family="paragraph" style:parent-style-name="Standard">
      <style:text-properties officeooo:paragraph-rsid="00145593"/>
    </style:style>
    <style:style style:name="P6" style:family="paragraph" style:parent-style-name="Standard" style:list-style-name="L1">
      <style:text-properties officeooo:paragraph-rsid="00124303"/>
    </style:style>
    <style:style style:name="P7" style:family="paragraph" style:parent-style-name="Standard" style:list-style-name="L2">
      <style:text-properties officeooo:paragraph-rsid="00145593"/>
    </style:style>
    <style:style style:name="P8" style:family="paragraph" style:parent-style-name="Standard" style:list-style-name="L3">
      <style:text-properties officeooo:paragraph-rsid="00145593"/>
    </style:style>
    <style:style style:name="P9" style:family="paragraph" style:parent-style-name="Standard">
      <style:text-properties officeooo:paragraph-rsid="0015f2b3"/>
    </style:style>
    <style:style style:name="P10" style:family="paragraph" style:parent-style-name="Standard" style:list-style-name="L4">
      <style:text-properties officeooo:paragraph-rsid="0015f2b3"/>
    </style:style>
    <style:style style:name="P11" style:family="paragraph" style:parent-style-name="Standard" style:list-style-name="L5">
      <style:text-properties officeooo:paragraph-rsid="0015f2b3"/>
    </style:style>
    <style:style style:name="T1" style:family="text">
      <style:text-properties officeooo:rsid="001078b9"/>
    </style:style>
    <style:style style:name="T2" style:family="text">
      <style:text-properties officeooo:rsid="00124303"/>
    </style:style>
    <style:style style:name="T3" style:family="text">
      <style:text-properties fo:font-weight="bold" officeooo:rsid="001078b9" style:font-weight-asian="bold" style:font-weight-complex="bold"/>
    </style:style>
    <style:style style:name="T4" style:family="text">
      <style:text-properties fo:font-weight="bold" officeooo:rsid="00124303" style:font-weight-asian="bold" style:font-weight-complex="bold"/>
    </style:style>
    <style:style style:name="T5" style:family="text">
      <style:text-properties fo:font-weight="bold" officeooo:rsid="00145593" style:font-weight-asian="bold" style:font-weight-complex="bold"/>
    </style:style>
    <style:style style:name="T6" style:family="text">
      <style:text-properties fo:font-weight="bold" officeooo:rsid="0015f2b3" style:font-weight-asian="bold" style:font-weight-complex="bold"/>
    </style:style>
    <style:style style:name="T7" style:family="text">
      <style:text-properties fo:font-weight="normal" officeooo:rsid="00124303" style:font-weight-asian="normal" style:font-weight-complex="normal"/>
    </style:style>
    <style:style style:name="T8" style:family="text">
      <style:text-properties fo:font-weight="normal" officeooo:rsid="0012e03d" style:font-weight-asian="normal" style:font-weight-complex="normal"/>
    </style:style>
    <style:style style:name="T9" style:family="text">
      <style:text-properties fo:font-weight="normal" officeooo:rsid="00145593" style:font-weight-asian="normal" style:font-weight-complex="normal"/>
    </style:style>
    <style:style style:name="T10" style:family="text">
      <style:text-properties officeooo:rsid="0012e03d"/>
    </style:style>
    <style:style style:name="T11" style:family="text">
      <style:text-properties fo:font-style="italic" fo:font-weight="normal" officeooo:rsid="0012e03d" style:font-style-asian="italic" style:font-weight-asian="normal" style:font-style-complex="italic" style:font-weight-complex="normal"/>
    </style:style>
    <style:style style:name="T12" style:family="text">
      <style:text-properties fo:font-style="italic" fo:font-weight="normal" officeooo:rsid="00145593" style:font-style-asian="italic" style:font-weight-asian="normal" style:font-style-complex="italic" style:font-weight-complex="normal"/>
    </style:style>
    <style:style style:name="T13" style:family="text">
      <style:text-properties officeooo:rsid="00145593"/>
    </style:style>
    <style:style style:name="T14" style:family="text">
      <style:text-properties officeooo:rsid="0015f2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Project Name: Animal Sim</text:span></text:p>
      <text:p text:style-name="Standard"><text:span text:style-name="T1"/></text:p>
      <text:p text:style-name="P1"><text:span text:style-name="T3">Platform: </text:span><text:span text:style-name="T1">PC/Mac/Linux, possibly Tabley/mobile</text:span></text:p>
      <text:p text:style-name="P1"><text:span text:style-name="T1"/></text:p>
      <text:p text:style-name="P1"><text:span text:style-name="T3">Overview:</text:span><text:span text:style-name="T1"> Control an animal, recently released back into the wild, from first-person view. Find food, water, and safety. Track down other animals by scents, sounds, and droppings. Follow and prey on herds. "Claim" territory and deal with other territorial creatures through social actions such as fighting the alpha male, offering food, offering threats(growls, howls), howling for backup, and possibly mating. </text:span><text:span text:style-name="T13">Generally try to become</text:span></text:p>
      <text:p text:style-name="P1"><text:span text:style-name="T1"/></text:p>
      <text:p text:style-name="P2"><text:span text:style-name="T3">Mechanics:</text:span><text:span text:style-name="T1"> </text:span></text:p>
      <text:p text:style-name="P2"><text:span text:style-name="T1">As an animal </text:span><text:span text:style-name="T4">P</text:span><text:span text:style-name="T3">layers</text:span><text:span text:style-name="T1"> can Sniff, Howl, Scratch, Bite, Drag, Pounce, Eat, Urinate, Deficate, </text:span><text:span text:style-name="T2">and possibly have such pack interactions as leading a group of NPCs and producing offspring.</text:span></text:p>
      <text:list xml:id="list7925906644780135285" text:style-name="L1">
        <text:list-item>
          <text:p text:style-name="P6"><text:span text:style-name="T4">Sniffing </text:span><text:span text:style-name="T2">allows players see scent highlights in their immediate vicinity. Different colors (which could come as cool pattern effects on screen if we could figure it out) could indicate different types of scents such as Florals, Fur(actively present animals), Urine/Defication(formely present animals), Blood (wounded and dead animals).</text:span></text:p>
        </text:list-item>
        <text:list-item>
          <text:p text:style-name="P3"><text:span text:style-name="T2">Howling</text:span><text:span text:style-name="T7"> serves to alert other animals to your presence. Possibly if in a pack, Howling could serve as a "Come Here" call.</text:span></text:p>
        </text:list-item>
        <text:list-item>
          <text:p text:style-name="P3"><text:span text:style-name="T2">Biting</text:span><text:span text:style-name="T7"> is used to attack other animals and possibly latch on to their bodies </text:span><text:span text:style-name="T8">(maybe only if they're dead)</text:span><text:span text:style-name="T7">. </text:span><text:span text:style-name="T8">Biting can wound.</text:span></text:p>
        </text:list-item>
        <text:list-item>
          <text:p text:style-name="P4"><text:span text:style-name="T10">Scratching</text:span><text:span text:style-name="T8"> is used to</text:span><text:span text:style-name="T7"> attack other animals. </text:span><text:span text:style-name="T8">Scratching can wound.</text:span></text:p>
        </text:list-item>
        <text:list-item>
          <text:p text:style-name="P4"><text:span text:style-name="T10">Pouncing</text:span><text:span text:style-name="T8"> propels the player forward at an accelerated rate in maybe a 45 degree angle. Pouncing could possibly knock other creatures to the ground and be used in coordination with Biting or Scratching.</text:span></text:p>
        </text:list-item>
        <text:list-item>
          <text:p text:style-name="P4"><text:span text:style-name="T8">Players could </text:span><text:span text:style-name="T10">Drag</text:span><text:span text:style-name="T8"> dead bodies away to store for later, and to possibly not alert packs of prey (who might not like seeing dead friends).</text:span></text:p>
        </text:list-item>
        <text:list-item>
          <text:p text:style-name="P4"><text:span text:style-name="T8">Players would need to </text:span><text:span text:style-name="T10">Eat</text:span><text:span text:style-name="T8"> reguraly. Plants could provide some sustinence, but meat is generally where it's at. </text:span><text:span text:style-name="T10">Hunger</text:span><text:span text:style-name="T8"> could come as stomach growling and possibly reduced walking speed. Players can die from starvation.</text:span></text:p>
        </text:list-item>
        <text:list-item>
          <text:p text:style-name="P4"><text:span text:style-name="T10">Urinatinting/Deficating </text:span><text:span text:style-name="T8">would need to be done a set amount of time after eating. For Example: 2 minutes after eating you're </text:span><text:span text:style-name="T11">allowed</text:span><text:span text:style-name="T8"> to pee, 7 minutes after eating, if you haven't peed already, then you do so </text:span><text:span text:style-name="T11">automatically</text:span><text:span text:style-name="T8">. This can give player location away to other animals which could cause herds to flee and predators to attack.</text:span></text:p>
        </text:list-item>
        <text:list-item>
          <text:p text:style-name="P4"><text:span text:style-name="T10">Pack Interactons:</text:span><text:span text:style-name="T8"> Packs would genearally be looking to take food from the player, </text:span><text:span text:style-name="T9">by force if necessary. </text:span><text:span text:style-name="T10">Growling/Barking</text:span><text:span text:style-name="T8"> at a pack could indicate you intend to stand your ground, </text:span><text:span text:style-name="T9">which may be enough to cause a small pack to move on. A stronger pack will generally present its </text:span><text:span text:style-name="T12">Alpha Male</text:span><text:span text:style-name="T9"> for Combat (or </text:span><text:span text:style-name="T12">Den Mother</text:span><text:span text:style-name="T9"> as the case may be)</text:span></text:p>
        </text:list-item>
      </text:list>
      <text:p text:style-name="P1"><text:span text:style-name="T1"/></text:p>
      <text:p text:style-name="P9"><text:span text:style-name="T14">When </text:span><text:span text:style-name="T6">Looking</text:span><text:span text:style-name="T14"> at an object, a context-sensitive </text:span><text:span text:style-name="T6">icon</text:span><text:span text:style-name="T14"> will appear in the middle of the screen indicating that the player is close enough to </text:span><text:span text:style-name="T6">interact</text:span><text:span text:style-name="T14"> and what the default interaction is. </text:span></text:p>
      <text:list xml:id="list2935443847043907555" text:style-name="L4">
        <text:list-item>
          <text:p text:style-name="P10"><text:span text:style-name="T14">Depending on the item, </text:span><text:span text:style-name="T6">two</text:span><text:span text:style-name="T14"> </text:span><text:span text:style-name="T6">default icons</text:span><text:span text:style-name="T14"> could appear next to each other in the middle of the screen indicating the action of the left and right mouse buttins.</text:span></text:p>
        </text:list-item>
        <text:list-item>
          <text:p text:style-name="P10"><text:span text:style-name="T14">For early prototypes this could be a pop-up menu with available options</text:span></text:p>
        </text:list-item>
      </text:list>
      <text:p text:style-name="P9"><text:span text:style-name="T14"/></text:p>
      <text:p text:style-name="P9"><text:span text:style-name="T14"/></text:p>
      <text:p text:style-name="P9"><text:span text:style-name="T14"/></text:p>
      <text:p text:style-name="P9"><text:span text:style-name="T14"/></text:p>
      <text:p text:style-name="P9"><text:soft-page-break/><text:span text:style-name="T5">NPCs</text:span><text:span text:style-name="T13"> will generally be simulated, but </text:span><text:span text:style-name="T14">some specific aspects may be abstracted.</text:span><text:span text:style-name="T13"> </text:span></text:p>
      <text:list xml:id="list3273040269710174594" text:style-name="L5">
        <text:list-item>
          <text:p text:style-name="P11"><text:span text:style-name="T14">T</text:span><text:span text:style-name="T13">he </text:span><text:span text:style-name="T5">Environment</text:span><text:span text:style-name="T13"> will occasioanlly add new animals that "wander" in from the edges.</text:span></text:p>
        </text:list-item>
        <text:list-item>
          <text:p text:style-name="P11"><text:span text:style-name="T6">Random food items such as fish or corpses may appear on the ground</text:span></text:p>
        </text:list-item>
      </text:list>
      <text:p text:style-name="P1"><text:span text:style-name="T3"/></text:p>
      <text:p text:style-name="P1"><text:span text:style-name="T3">Non-Predatory NPC </text:span><text:span text:style-name="T1">animals can wander in packs, move between known food sources, move between know</text:span><text:span text:style-name="T2">n</text:span><text:span text:style-name="T1"> water sources, Urinate, Deficate, Eat </text:span><text:span text:style-name="T2">plants</text:span><text:span text:style-name="T1">, "produce" offspring in a pack, </text:span><text:span text:style-name="T2">Sprint from danger, possibly fight </text:span><text:span text:style-name="T13">b</text:span><text:span text:style-name="T2">ack in a pack.</text:span></text:p>
      <text:list xml:id="list8509538714912762168" text:style-name="L2">
        <text:list-item>
          <text:p text:style-name="P7"><text:span text:style-name="T13">Could include: rabbits, deer, boars, maybe wild cattle, maybe birds</text:span></text:p>
        </text:list-item>
      </text:list>
      <text:p text:style-name="P2"><text:span text:style-name="T2"/></text:p>
      <text:p text:style-name="P2"><text:span text:style-name="T4">Predatory NPC </text:span><text:span text:style-name="T2">animals can</text:span><text:span text:style-name="T1"> wander in packs, </text:span><text:span text:style-name="T2">actively seek out other animals</text:span><text:span text:style-name="T1">, move between know</text:span><text:span text:style-name="T2">n</text:span><text:span text:style-name="T1"> water sources, Urinate, Deficate, Eat </text:span><text:span text:style-name="T2">carcasses</text:span><text:span text:style-name="T1">, </text:span><text:span text:style-name="T2">possibly Eat plants</text:span><text:span text:style-name="T1">, "produce" offspring in a pack, </text:span><text:span text:style-name="T2">Sprint from danger, fight back in a pack.</text:span></text:p>
      <text:list xml:id="list2438193768520476110" text:style-name="L3">
        <text:list-item>
          <text:p text:style-name="P8"><text:span text:style-name="T13">Could include: wolves, big cats, bears, possibly snakes, possibly birds (carrion or predatory)</text:span></text:p>
        </text:list-item>
      </text:list>
      <text:p text:style-name="P2"><text:span text:style-name="T2"/></text:p>
      <text:p text:style-name="P9"><text:span text:style-name="T14"/></text:p>
      <text:p text:style-name="P9"><text:span text:style-name="T14"/></text:p>
      <text:p text:style-name="P5"><text:span text:style-name="T13"/></text:p>
      <text:p text:style-name="P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3.3$Windows_x86 LibreOffice_project/0eaa50a932c8f2199a615e1eb30f7ac74279539</meta:generator>
    <dc:date>2014-06-04T15:14:42.89</dc:date>
    <meta:document-statistic meta:table-count="0" meta:image-count="0" meta:object-count="0" meta:page-count="2" meta:paragraph-count="24" meta:word-count="631" meta:character-count="3847" meta:non-whitespace-character-count="3247"/>
    <meta:user-defined meta:name="Info 1"/>
    <meta:user-defined meta:name="Info 2"/>
    <meta:user-defined meta:name="Info 3"/>
    <meta:user-defined meta:name="Info 4"/>
  </office:meta>
</office:document-meta>
</file>